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mm-secuencial" table:style-name="ta1">
        <table:shapes>
          <draw:frame draw:z-index="0" draw:style-name="gr1" draw:text-style-name="P1" svg:width="15.974cm" svg:height="8.931cm" svg:x="0cm" svg:y="2.253cm">
            <draw:object draw:notify-on-update-of-ranges="'pmm-secuencial'.B1:'pmm-secuencial'.F1 'pmm-secuencial'.A2:'pmm-secuencial'.A2 'pmm-secuencial'.B2:'pmm-secuencial'.F2 'pmm-secuencial'.A3:'pmm-secuencial'.A3 'pmm-secuencial'.B3:'pmm-secuencial'.F3 'pmm-secuencial'.A4:'pmm-secuencial'.A4 'pmm-secuencial'.B4:'pmm-secuencial'.F4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Modificación</text:p>
          </table:table-cell>
          <table:table-cell table:style-name="ce1" office:value-type="string">
            <text:p><text:s/>-O0</text:p>
          </table:table-cell>
          <table:table-cell table:style-name="ce1" office:value-type="string">
            <text:p><text:s/>-O1</text:p>
          </table:table-cell>
          <table:table-cell table:style-name="ce1" office:value-type="string">
            <text:p><text:s/>-O2</text:p>
          </table:table-cell>
          <table:table-cell table:style-name="ce1" office:value-type="string">
            <text:p><text:s/>-O3</text:p>
          </table:table-cell>
          <table:table-cell table:style-name="ce1" office:value-type="string">
            <text:p><text:s/>-Os</text:p>
          </table:table-cell>
        </table:table-row>
        <table:table-row table:style-name="ro1">
          <table:table-cell office:value-type="string">
            <text:p>Sin modificar</text:p>
          </table:table-cell>
          <table:table-cell office:value-type="float" office:value="1.01948747">
            <text:p>1,01948747</text:p>
          </table:table-cell>
          <table:table-cell office:value-type="float" office:value="0.234597886">
            <text:p>0,234597886</text:p>
          </table:table-cell>
          <table:table-cell office:value-type="float" office:value="0.233937406">
            <text:p>0,233937406</text:p>
          </table:table-cell>
          <table:table-cell office:value-type="float" office:value="0.234796082">
            <text:p>0,234796082</text:p>
          </table:table-cell>
          <table:table-cell office:value-type="float" office:value="0.331625877">
            <text:p>0,331625877</text:p>
          </table:table-cell>
        </table:table-row>
        <table:table-row table:style-name="ro1">
          <table:table-cell office:value-type="string">
            <text:p>Modificación a)</text:p>
          </table:table-cell>
          <table:table-cell office:value-type="float" office:value="0.548747931">
            <text:p>0,548747931</text:p>
          </table:table-cell>
          <table:table-cell office:value-type="float" office:value="0.234581309">
            <text:p>0,234581309</text:p>
          </table:table-cell>
          <table:table-cell office:value-type="float" office:value="0.22476438">
            <text:p>0,22476438</text:p>
          </table:table-cell>
          <table:table-cell office:value-type="float" office:value="0.224420538">
            <text:p>0,224420538</text:p>
          </table:table-cell>
          <table:table-cell office:value-type="float" office:value="0.250210358">
            <text:p>0,250210358</text:p>
          </table:table-cell>
        </table:table-row>
        <table:table-row table:style-name="ro1">
          <table:table-cell office:value-type="string">
            <text:p>Modificación b)</text:p>
          </table:table-cell>
          <table:table-cell office:value-type="float" office:value="0.87603339">
            <text:p>0,87603339</text:p>
          </table:table-cell>
          <table:table-cell office:value-type="float" office:value="0.154550487">
            <text:p>0,154550487</text:p>
          </table:table-cell>
          <table:table-cell office:value-type="float" office:value="0.118834104">
            <text:p>0,118834104</text:p>
          </table:table-cell>
          <table:table-cell office:value-type="float" office:value="0.057009698">
            <text:p>0,057009698</text:p>
          </table:table-cell>
          <table:table-cell office:value-type="float" office:value="0.272882254">
            <text:p>0,272882254</text:p>
          </table:table-cell>
        </table:table-row>
      </table:table>
      <table:table table:name="figura1" table:style-name="ta1">
        <table:shapes>
          <draw:frame draw:z-index="0" draw:style-name="gr1" draw:text-style-name="P1" svg:width="15.974cm" svg:height="9.01cm" svg:x="0cm" svg:y="2.705cm">
            <draw:object draw:notify-on-update-of-ranges="figura1.B1:figura1.F1 figura1.A2:figura1.A2 figura1.B2:figura1.F2 figura1.A3:figura1.A3 figura1.B3:figura1.F3 figura1.A4:figura1.A4 figura1.B4:figura1.F4 figura1.A5:figura1.A5 figura1.B5:figura1.F5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Modificación</text:p>
          </table:table-cell>
          <table:table-cell table:style-name="ce1" office:value-type="string">
            <text:p><text:s/>-O0</text:p>
          </table:table-cell>
          <table:table-cell table:style-name="ce1" office:value-type="string">
            <text:p><text:s/>-O1</text:p>
          </table:table-cell>
          <table:table-cell table:style-name="ce1" office:value-type="string">
            <text:p><text:s/>-O2</text:p>
          </table:table-cell>
          <table:table-cell table:style-name="ce1" office:value-type="string">
            <text:p><text:s/>-O3</text:p>
          </table:table-cell>
          <table:table-cell table:style-name="ce1" office:value-type="string">
            <text:p><text:s/>-Os</text:p>
          </table:table-cell>
        </table:table-row>
        <table:table-row table:style-name="ro1">
          <table:table-cell office:value-type="string">
            <text:p>Sin modificar</text:p>
          </table:table-cell>
          <table:table-cell office:value-type="float" office:value="0.842188">
            <text:p>0,842188</text:p>
          </table:table-cell>
          <table:table-cell office:value-type="float" office:value="0.25199">
            <text:p>0,25199</text:p>
          </table:table-cell>
          <table:table-cell office:value-type="float" office:value="0.250091">
            <text:p>0,250091</text:p>
          </table:table-cell>
          <table:table-cell office:value-type="float" office:value="0.245404">
            <text:p>0,245404</text:p>
          </table:table-cell>
          <table:table-cell office:value-type="float" office:value="0.251089">
            <text:p>0,251089</text:p>
          </table:table-cell>
        </table:table-row>
        <table:table-row table:style-name="ro1">
          <table:table-cell office:value-type="string">
            <text:p>Modificación a)</text:p>
          </table:table-cell>
          <table:table-cell office:value-type="float" office:value="0.597338">
            <text:p>0,597338</text:p>
          </table:table-cell>
          <table:table-cell office:value-type="float" office:value="0.157336">
            <text:p>0,157336</text:p>
          </table:table-cell>
          <table:table-cell office:value-type="float" office:value="0.15626">
            <text:p>0,15626</text:p>
          </table:table-cell>
          <table:table-cell office:value-type="float" office:value="0.155193">
            <text:p>0,155193</text:p>
          </table:table-cell>
          <table:table-cell office:value-type="float" office:value="0.156054">
            <text:p>0,156054</text:p>
          </table:table-cell>
        </table:table-row>
        <table:table-row table:style-name="ro1">
          <table:table-cell office:value-type="string">
            <text:p>Modificación b)</text:p>
          </table:table-cell>
          <table:table-cell office:value-type="float" office:value="0.5419">
            <text:p>0,5419</text:p>
          </table:table-cell>
          <table:table-cell office:value-type="float" office:value="0.155548">
            <text:p>0,155548</text:p>
          </table:table-cell>
          <table:table-cell office:value-type="float" office:value="0.15099">
            <text:p>0,15099</text:p>
          </table:table-cell>
          <table:table-cell office:value-type="float" office:value="0.075354">
            <text:p>0,075354</text:p>
          </table:table-cell>
          <table:table-cell office:value-type="float" office:value="0.164118">
            <text:p>0,164118</text:p>
          </table:table-cell>
        </table:table-row>
        <table:table-row table:style-name="ro1">
          <table:table-cell office:value-type="string">
            <text:p>Modificación c)</text:p>
          </table:table-cell>
          <table:table-cell office:value-type="float" office:value="0.537638">
            <text:p>0,537638</text:p>
          </table:table-cell>
          <table:table-cell office:value-type="float" office:value="0.131626">
            <text:p>0,131626</text:p>
          </table:table-cell>
          <table:table-cell office:value-type="float" office:value="0.130334">
            <text:p>0,130334</text:p>
          </table:table-cell>
          <table:table-cell office:value-type="float" office:value="0.054444">
            <text:p>0,054444</text:p>
          </table:table-cell>
          <table:table-cell office:value-type="float" office:value="0.130836">
            <text:p>0,130836</text:p>
          </table:table-cell>
        </table:table-row>
      </table:table>
      <table:table table:name="daxpy" table:style-name="ta1">
        <table:shapes>
          <draw:frame draw:z-index="0" draw:style-name="gr1" draw:text-style-name="P1" svg:width="15.998cm" svg:height="9.004cm" svg:x="0.11cm" svg:y="1.409cm">
            <draw:object draw:notify-on-update-of-ranges="daxpy.B1:daxpy.F1 daxpy.A2:daxpy.A2 daxpy.B2:daxpy.F2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1"/>
        <table:table-column table:style-name="co5" table:number-columns-repeated="5" table:default-cell-style-name="ce1"/>
        <table:table-row table:style-name="ro1">
          <table:table-cell office:value-type="string">
            <text:p>Modificación</text:p>
          </table:table-cell>
          <table:table-cell office:value-type="string">
            <text:p><text:s/>-O0</text:p>
          </table:table-cell>
          <table:table-cell office:value-type="string">
            <text:p><text:s/>-O1</text:p>
          </table:table-cell>
          <table:table-cell office:value-type="string">
            <text:p><text:s/>-O2</text:p>
          </table:table-cell>
          <table:table-cell office:value-type="string">
            <text:p><text:s/>-O3</text:p>
          </table:table-cell>
          <table:table-cell office:value-type="string">
            <text:p><text:s/>-Os</text:p>
          </table:table-cell>
        </table:table-row>
        <table:table-row table:style-name="ro1">
          <table:table-cell table:style-name="Default" office:value-type="string">
            <text:p>daxpy</text:p>
          </table:table-cell>
          <table:table-cell table:style-name="Default" office:value-type="float" office:value="0.005494">
            <text:p>0,005494</text:p>
          </table:table-cell>
          <table:table-cell table:style-name="Default" office:value-type="float" office:value="0.003425">
            <text:p>0,003425</text:p>
          </table:table-cell>
          <table:table-cell table:style-name="Default" office:value-type="float" office:value="0.003351">
            <text:p>0,003351</text:p>
          </table:table-cell>
          <table:table-cell table:style-name="Default" office:value-type="float" office:value="0.001556">
            <text:p>0,001556</text:p>
          </table:table-cell>
          <table:table-cell table:style-name="Default" office:value-type="float" office:value="0.003437">
            <text:p>0,0034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27/05/2014</text:date>, <text:time>18:2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ANEZ</meta:initial-creator>
    <meta:creation-date>2014-05-20T12:45:23</meta:creation-date>
    <dc:date>2014-05-27T18:27:18.53</dc:date>
    <meta:editing-duration>PT59M28S</meta:editing-duration>
    <meta:editing-cycles>13</meta:editing-cycles>
    <meta:generator>OpenOffice/4.0.1$Win32 OpenOffice.org_project/401m5$Build-9714</meta:generator>
    <dc:creator>Francisco Javier Bolívar Lupiáñex</dc:creator>
    <meta:document-statistic meta:table-count="3" meta:cell-count="66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5cm" svg:height="9.011cm" xlink:href=".." xlink:type="simple" chart:class="chart:line" chart:style-name="ch1">
        <chart:title svg:x="7.229cm" svg:y="0.316cm" chart:style-name="ch2">
          <text:p>figura1</text:p>
        </chart:title>
        <chart:legend chart:legend-position="end" svg:x="12.329cm" svg:y="3.407cm" style:legend-expansion="high" chart:style-name="ch3"/>
        <chart:plot-area chart:style-name="ch4" table:cell-range-address="figura1.A1:figura1.F5" chart:data-source-has-labels="both" svg:x="1.357cm" svg:y="1.635cm" svg:width="10.334cm" svg:height="6.188cm">
          <chartooo:coordinate-region svg:x="2.084cm" svg:y="1.847cm" svg:width="9.274cm" svg:height="5.303cm"/>
          <chart:axis chart:dimension="x" chart:name="primary-x" chart:style-name="ch5" chartooo:axis-type="auto">
            <chartooo:date-scale/>
            <chart:title svg:x="5.527cm" svg:y="8.004cm" chart:style-name="ch6">
              <text:p>Optimización</text:p>
            </chart:title>
            <chart:categories table:cell-range-address="figura1.B1:figura1.F1"/>
          </chart:axis>
          <chart:axis chart:dimension="y" chart:name="primary-y" chart:style-name="ch5">
            <chart:title svg:x="0.451cm" svg:y="5.342cm" chart:style-name="ch7">
              <text:p>Tiempo</text:p>
            </chart:title>
            <chart:grid chart:style-name="ch8" chart:class="major"/>
          </chart:axis>
          <chart:series chart:style-name="ch9" chart:values-cell-range-address="figura1.B2:figura1.F2" chart:label-cell-address="figura1.A2:figura1.A2" chart:class="chart:line">
            <chart:data-point chart:repeated="5"/>
          </chart:series>
          <chart:series chart:style-name="ch10" chart:values-cell-range-address="figura1.B3:figura1.F3" chart:label-cell-address="figura1.A3:figura1.A3" chart:class="chart:line">
            <chart:data-point chart:repeated="5"/>
          </chart:series>
          <chart:series chart:style-name="ch11" chart:values-cell-range-address="figura1.B4:figura1.F4" chart:label-cell-address="figura1.A4:figura1.A4" chart:class="chart:line">
            <chart:data-point chart:repeated="5"/>
          </chart:series>
          <chart:series chart:style-name="ch12" chart:values-cell-range-address="figura1.B5:figura1.F5" chart:label-cell-address="figura1.A5:figura1.A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-O0</text:p>
                <draw:g>
                  <svg:desc>figura1.B1:figura1.F1</svg:desc>
                </draw:g>
              </table:table-cell>
              <table:table-cell office:value-type="string">
                <text:p> -O1</text:p>
              </table:table-cell>
              <table:table-cell office:value-type="string">
                <text:p> -O2</text:p>
              </table:table-cell>
              <table:table-cell office:value-type="string">
                <text:p> -O3</text:p>
              </table:table-cell>
              <table:table-cell office:value-type="string">
                <text:p> -Os</text:p>
              </table:table-cell>
            </table:table-row>
          </table:table-header-rows>
          <table:table-rows>
            <table:table-row>
              <table:table-cell office:value-type="string">
                <text:p>Sin modificar</text:p>
                <draw:g>
                  <svg:desc>figura1.A2:figura1.A2</svg:desc>
                </draw:g>
              </table:table-cell>
              <table:table-cell office:value-type="float" office:value="0.842188">
                <text:p>0.842188</text:p>
                <draw:g>
                  <svg:desc>figura1.B2:figura1.F2</svg:desc>
                </draw:g>
              </table:table-cell>
              <table:table-cell office:value-type="float" office:value="0.25199">
                <text:p>0.25199</text:p>
              </table:table-cell>
              <table:table-cell office:value-type="float" office:value="0.250091">
                <text:p>0.250091</text:p>
              </table:table-cell>
              <table:table-cell office:value-type="float" office:value="0.245404">
                <text:p>0.245404</text:p>
              </table:table-cell>
              <table:table-cell office:value-type="float" office:value="0.251089">
                <text:p>0.251089</text:p>
              </table:table-cell>
            </table:table-row>
            <table:table-row>
              <table:table-cell office:value-type="string">
                <text:p>Modificación a)</text:p>
                <draw:g>
                  <svg:desc>figura1.A3:figura1.A3</svg:desc>
                </draw:g>
              </table:table-cell>
              <table:table-cell office:value-type="float" office:value="0.597338">
                <text:p>0.597338</text:p>
                <draw:g>
                  <svg:desc>figura1.B3:figura1.F3</svg:desc>
                </draw:g>
              </table:table-cell>
              <table:table-cell office:value-type="float" office:value="0.157336">
                <text:p>0.157336</text:p>
              </table:table-cell>
              <table:table-cell office:value-type="float" office:value="0.15626">
                <text:p>0.15626</text:p>
              </table:table-cell>
              <table:table-cell office:value-type="float" office:value="0.155193">
                <text:p>0.155193</text:p>
              </table:table-cell>
              <table:table-cell office:value-type="float" office:value="0.156054">
                <text:p>0.156054</text:p>
              </table:table-cell>
            </table:table-row>
            <table:table-row>
              <table:table-cell office:value-type="string">
                <text:p>Modificación b)</text:p>
                <draw:g>
                  <svg:desc>figura1.A4:figura1.A4</svg:desc>
                </draw:g>
              </table:table-cell>
              <table:table-cell office:value-type="float" office:value="0.5419">
                <text:p>0.5419</text:p>
                <draw:g>
                  <svg:desc>figura1.B4:figura1.F4</svg:desc>
                </draw:g>
              </table:table-cell>
              <table:table-cell office:value-type="float" office:value="0.155548">
                <text:p>0.155548</text:p>
              </table:table-cell>
              <table:table-cell office:value-type="float" office:value="0.15099">
                <text:p>0.15099</text:p>
              </table:table-cell>
              <table:table-cell office:value-type="float" office:value="0.075354">
                <text:p>0.075354</text:p>
              </table:table-cell>
              <table:table-cell office:value-type="float" office:value="0.164118">
                <text:p>0.164118</text:p>
              </table:table-cell>
            </table:table-row>
            <table:table-row>
              <table:table-cell office:value-type="string">
                <text:p>Modificación c)</text:p>
                <draw:g>
                  <svg:desc>figura1.A5:figura1.A5</svg:desc>
                </draw:g>
              </table:table-cell>
              <table:table-cell office:value-type="float" office:value="0.537638">
                <text:p>0.537638</text:p>
                <draw:g>
                  <svg:desc>figura1.B5:figura1.F5</svg:desc>
                </draw:g>
              </table:table-cell>
              <table:table-cell office:value-type="float" office:value="0.131626">
                <text:p>0.131626</text:p>
              </table:table-cell>
              <table:table-cell office:value-type="float" office:value="0.130334">
                <text:p>0.130334</text:p>
              </table:table-cell>
              <table:table-cell office:value-type="float" office:value="0.054444">
                <text:p>0.054444</text:p>
              </table:table-cell>
              <table:table-cell office:value-type="float" office:value="0.130836">
                <text:p>0.1308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5cm" svg:height="8.932cm" xlink:href=".." xlink:type="simple" chart:class="chart:line" chart:style-name="ch1">
        <chart:title svg:x="6.329cm" svg:y="0.314cm" chart:style-name="ch2">
          <text:p>pmm-secuencial</text:p>
        </chart:title>
        <chart:legend chart:legend-position="end" svg:x="12.329cm" svg:y="3.63cm" style:legend-expansion="high" chart:style-name="ch3"/>
        <chart:plot-area chart:style-name="ch4" table:cell-range-address="'pmm-secuencial'.A1:'pmm-secuencial'.F4" chart:data-source-has-labels="both" svg:x="1.357cm" svg:y="1.627cm" svg:width="10.334cm" svg:height="6.119cm">
          <chartooo:coordinate-region svg:x="2.084cm" svg:y="1.84cm" svg:width="9.274cm" svg:height="5.233cm"/>
          <chart:axis chart:dimension="x" chart:name="primary-x" chart:style-name="ch5" chartooo:axis-type="auto">
            <chartooo:date-scale/>
            <chart:title svg:x="5.527cm" svg:y="7.925cm" chart:style-name="ch6">
              <text:p>Optimización</text:p>
            </chart:title>
            <chart:categories table:cell-range-address="'pmm-secuencial'.B1:'pmm-secuencial'.F1"/>
          </chart:axis>
          <chart:axis chart:dimension="y" chart:name="primary-y" chart:style-name="ch5">
            <chart:title svg:x="0.451cm" svg:y="5.299cm" chart:style-name="ch7">
              <text:p>Tiempo</text:p>
            </chart:title>
            <chart:grid chart:style-name="ch8" chart:class="major"/>
          </chart:axis>
          <chart:series chart:style-name="ch9" chart:values-cell-range-address="'pmm-secuencial'.B2:'pmm-secuencial'.F2" chart:label-cell-address="'pmm-secuencial'.A2:'pmm-secuencial'.A2" chart:class="chart:line">
            <chart:data-point chart:repeated="5"/>
          </chart:series>
          <chart:series chart:style-name="ch10" chart:values-cell-range-address="'pmm-secuencial'.B3:'pmm-secuencial'.F3" chart:label-cell-address="'pmm-secuencial'.A3:'pmm-secuencial'.A3" chart:class="chart:line">
            <chart:data-point chart:repeated="5"/>
          </chart:series>
          <chart:series chart:style-name="ch11" chart:values-cell-range-address="'pmm-secuencial'.B4:'pmm-secuencial'.F4" chart:label-cell-address="'pmm-secuencial'.A4:'pmm-secuencial'.A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-O0</text:p>
                <draw:g>
                  <svg:desc>'pmm-secuencial'.B1:'pmm-secuencial'.F1</svg:desc>
                </draw:g>
              </table:table-cell>
              <table:table-cell office:value-type="string">
                <text:p> -O1</text:p>
              </table:table-cell>
              <table:table-cell office:value-type="string">
                <text:p> -O2</text:p>
              </table:table-cell>
              <table:table-cell office:value-type="string">
                <text:p> -O3</text:p>
              </table:table-cell>
              <table:table-cell office:value-type="string">
                <text:p> -Os</text:p>
              </table:table-cell>
            </table:table-row>
          </table:table-header-rows>
          <table:table-rows>
            <table:table-row>
              <table:table-cell office:value-type="string">
                <text:p>Sin modificar</text:p>
                <draw:g>
                  <svg:desc>'pmm-secuencial'.A2:'pmm-secuencial'.A2</svg:desc>
                </draw:g>
              </table:table-cell>
              <table:table-cell office:value-type="float" office:value="1.01948747">
                <text:p>1.01948747</text:p>
                <draw:g>
                  <svg:desc>'pmm-secuencial'.B2:'pmm-secuencial'.F2</svg:desc>
                </draw:g>
              </table:table-cell>
              <table:table-cell office:value-type="float" office:value="0.234597886">
                <text:p>0.234597886</text:p>
              </table:table-cell>
              <table:table-cell office:value-type="float" office:value="0.233937406">
                <text:p>0.233937406</text:p>
              </table:table-cell>
              <table:table-cell office:value-type="float" office:value="0.234796082">
                <text:p>0.234796082</text:p>
              </table:table-cell>
              <table:table-cell office:value-type="float" office:value="0.331625877">
                <text:p>0.331625877</text:p>
              </table:table-cell>
            </table:table-row>
            <table:table-row>
              <table:table-cell office:value-type="string">
                <text:p>Modificación a)</text:p>
                <draw:g>
                  <svg:desc>'pmm-secuencial'.A3:'pmm-secuencial'.A3</svg:desc>
                </draw:g>
              </table:table-cell>
              <table:table-cell office:value-type="float" office:value="0.548747931">
                <text:p>0.548747931</text:p>
                <draw:g>
                  <svg:desc>'pmm-secuencial'.B3:'pmm-secuencial'.F3</svg:desc>
                </draw:g>
              </table:table-cell>
              <table:table-cell office:value-type="float" office:value="0.234581309">
                <text:p>0.234581309</text:p>
              </table:table-cell>
              <table:table-cell office:value-type="float" office:value="0.22476438">
                <text:p>0.22476438</text:p>
              </table:table-cell>
              <table:table-cell office:value-type="float" office:value="0.224420538">
                <text:p>0.224420538</text:p>
              </table:table-cell>
              <table:table-cell office:value-type="float" office:value="0.250210358">
                <text:p>0.250210358</text:p>
              </table:table-cell>
            </table:table-row>
            <table:table-row>
              <table:table-cell office:value-type="string">
                <text:p>Modificación b)</text:p>
                <draw:g>
                  <svg:desc>'pmm-secuencial'.A4:'pmm-secuencial'.A4</svg:desc>
                </draw:g>
              </table:table-cell>
              <table:table-cell office:value-type="float" office:value="0.87603339">
                <text:p>0.87603339</text:p>
                <draw:g>
                  <svg:desc>'pmm-secuencial'.B4:'pmm-secuencial'.F4</svg:desc>
                </draw:g>
              </table:table-cell>
              <table:table-cell office:value-type="float" office:value="0.154550487">
                <text:p>0.154550487</text:p>
              </table:table-cell>
              <table:table-cell office:value-type="float" office:value="0.118834104">
                <text:p>0.118834104</text:p>
              </table:table-cell>
              <table:table-cell office:value-type="float" office:value="0.057009698">
                <text:p>0.057009698</text:p>
              </table:table-cell>
              <table:table-cell office:value-type="float" office:value="0.272882254">
                <text:p>0.2728822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7.32cm" svg:y="0.316cm" chart:style-name="ch2">
          <text:p>daxpy</text:p>
        </chart:title>
        <chart:legend chart:legend-position="end" svg:x="13.729cm" svg:y="4.203cm" style:legend-expansion="high" chart:style-name="ch3"/>
        <chart:plot-area chart:style-name="ch4" table:cell-range-address="daxpy.A1:daxpy.F2" chart:data-source-has-labels="both" svg:x="1.33cm" svg:y="1.661cm" svg:width="11.761cm" svg:height="6.183cm">
          <chartooo:coordinate-region svg:x="2.428cm" svg:y="1.861cm" svg:width="10.33cm" svg:height="5.336cm"/>
          <chart:axis chart:dimension="x" chart:name="primary-x" chart:style-name="ch5" chartooo:axis-type="auto">
            <chartooo:date-scale/>
            <chart:title svg:x="6.213cm" svg:y="8.024cm" chart:style-name="ch6">
              <text:p>Optimización</text:p>
            </chart:title>
            <chart:categories table:cell-range-address="daxpy.B1:daxpy.F1"/>
          </chart:axis>
          <chart:axis chart:dimension="y" chart:name="primary-y" chart:style-name="ch5">
            <chart:title svg:x="0.451cm" svg:y="5.338cm" chart:style-name="ch7">
              <text:p>Tiempo</text:p>
            </chart:title>
            <chart:grid chart:style-name="ch8" chart:class="major"/>
          </chart:axis>
          <chart:series chart:style-name="ch9" chart:values-cell-range-address="daxpy.B2:daxpy.F2" chart:label-cell-address="daxpy.A2:daxpy.A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-O0</text:p>
                <draw:g>
                  <svg:desc>daxpy.B1:daxpy.F1</svg:desc>
                </draw:g>
              </table:table-cell>
              <table:table-cell office:value-type="string">
                <text:p> -O1</text:p>
              </table:table-cell>
              <table:table-cell office:value-type="string">
                <text:p> -O2</text:p>
              </table:table-cell>
              <table:table-cell office:value-type="string">
                <text:p> -O3</text:p>
              </table:table-cell>
              <table:table-cell office:value-type="string">
                <text:p> -Os</text:p>
              </table:table-cell>
            </table:table-row>
          </table:table-header-rows>
          <table:table-rows>
            <table:table-row>
              <table:table-cell office:value-type="string">
                <text:p>daxpy</text:p>
                <draw:g>
                  <svg:desc>daxpy.A2:daxpy.A2</svg:desc>
                </draw:g>
              </table:table-cell>
              <table:table-cell office:value-type="float" office:value="0.005494">
                <text:p>0.005494</text:p>
                <draw:g>
                  <svg:desc>daxpy.B2:daxpy.F2</svg:desc>
                </draw:g>
              </table:table-cell>
              <table:table-cell office:value-type="float" office:value="0.003425">
                <text:p>0.003425</text:p>
              </table:table-cell>
              <table:table-cell office:value-type="float" office:value="0.003351">
                <text:p>0.003351</text:p>
              </table:table-cell>
              <table:table-cell office:value-type="float" office:value="0.001556">
                <text:p>0.001556</text:p>
              </table:table-cell>
              <table:table-cell office:value-type="float" office:value="0.003437">
                <text:p>0.0034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